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port – benchmark</text:p>
      <text:list xml:id="list8477344357274714737" text:style-name="L1">
        <text:list-item>
          <text:p text:style-name="P1">ex listes apps</text:p>
          <text:list>
            <text:list-item>
              <text:p text:style-name="P1"><text:a xlink:type="simple" xlink:href="https://www.dr-muscu.fr/meilleures-applications-musculation/" text:style-name="Internet_20_link" text:visited-style-name="Visited_20_Internet_20_Link">https://www.dr-muscu.fr/meilleures-applications-musculation/</text:a></text:p>
            </text:list-item>
            <text:list-item>
              <text:p text:style-name="P1"><text:a xlink:type="simple" xlink:href="https://laboratoire-natiye.fr/application-mobile-sport/" text:style-name="Internet_20_link" text:visited-style-name="Visited_20_Internet_20_Link">https://laboratoire-natiye.fr/application-mobile-sport/</text:a></text:p>
            </text:list-item>
            <text:list-item>
              <text:p text:style-name="P1"><text:a xlink:type="simple" xlink:href="https://www.wel-com.fr/blog/meilleures-applications-sport/" text:style-name="Internet_20_link" text:visited-style-name="Visited_20_Internet_20_Link">https://www.wel-com.fr/blog/meilleures-applications-sport/</text:a></text:p>
            </text:list-item>
          </text:list>
        </text:list-item>
        <text:list-item>
          <text:p text:style-name="P1">apps</text:p>
          <text:list>
            <text:list-item>
              <text:p text:style-name="P1">freeletics</text:p>
              <text:list>
                <text:list-item>
                  <text:p text:style-name="P1">avis site</text:p>
                  <text:list>
                    <text:list-item>
                      <text:p text:style-name="P1">spécialiste des programmes d’entraînement HIIT</text:p>
                      <text:list>
                        <text:list-item>
                          <text:p text:style-name="P1">entraînement fractionné à haute intensité</text:p>
                        </text:list-item>
                        <text:list-item>
                          <text:p text:style-name="P1">combine endurance cardiovasculaire et renforcement musculaire.</text:p>
                        </text:list-item>
                      </text:list>
                    </text:list-item>
                    <text:list-item>
                      <text:p text:style-name="P1">Trois types d’entraînements sont proposés</text:p>
                      <text:list>
                        <text:list-item>
                          <text:p text:style-name="P1">les trainings</text:p>
                        </text:list-item>
                        <text:list-item>
                          <text:p text:style-name="P1">les exercices</text:p>
                        </text:list-item>
                        <text:list-item>
                          <text:p text:style-name="P1">les runs</text:p>
                        </text:list-item>
                      </text:list>
                    </text:list-item>
                    <text:list-item>
                      <text:p text:style-name="P1">séances personnalisées, n’importe où, quand vous voulez</text:p>
                      <text:list>
                        <text:list-item>
                          <text:p text:style-name="P1">1h / 15min</text:p>
                        </text:list-item>
                        <text:list-item>
                          <text:p text:style-name="P1">intérieur / extérieur</text:p>
                        </text:list-item>
                        <text:list-item>
                          <text:p text:style-name="P1">avec ou sans équipement</text:p>
                        </text:list-item>
                      </text:list>
                    </text:list-item>
                    <text:list-item>
                      <text:p text:style-name="P1">suivi progression</text:p>
                    </text:list-item>
                    <text:list-item>
                      <text:p text:style-name="P1">communauté internationale : autres participants inscrits</text:p>
                    </text:list-item>
                    <text:list-item>
                      <text:p text:style-name="P1">meilleure app selon site</text:p>
                    </text:list-item>
                    <text:list-item>
                      <text:p text:style-name="P1">tous les aspects : échauffement, récupération, …</text:p>
                    </text:list-item>
                    <text:list-item>
                      <text:p text:style-name="P1">propose guide nutritionnel</text:p>
                    </text:list-item>
                    <text:list-item>
                      <text:p text:style-name="P1">gratuite d'abord, puis payante abonnement mensuel</text:p>
                    </text:list-item>
                  </text:list>
                </text:list-item>
                <text:list-item>
                  <text:p text:style-name="P1">ajouts perso</text:p>
                  <text:list>
                    <text:list-item>
                      <text:p text:style-name="P1">ultra cher !!!</text:p>
                      <text:list>
                        <text:list-item>
                          <text:p text:style-name="P1">40€ 3 mois</text:p>
                        </text:list-item>
                        <text:list-item>
                          <text:p text:style-name="P1">70€ 6 mois</text:p>
                        </text:list-item>
                        <text:list-item>
                          <text:p text:style-name="P1">120€ un an</text:p>
                        </text:list-item>
                        <text:list-item>
                          <text:p text:style-name="P1">(plus sur, dans ces eaux là)</text:p>
                        </text:list-item>
                      </text:list>
                    </text:list-item>
                    <text:list-item>
                      <text:p text:style-name="P1">proposent un coach je crois, pas même service</text:p>
                    </text:list-item>
                    <text:list-item>
                      <text:p text:style-name="P1">spécifie exercices, et exige certains matériels</text:p>
                    </text:list-item>
                    <text:list-item>
                      <text:p text:style-name="P1">pas même but que moi, pas vraiment concurrent</text:p>
                      <text:list>
                        <text:list-item>
                          <text:p text:style-name="P1">besoin matériel</text:p>
                        </text:list-item>
                        <text:list-item>
                          <text:p text:style-name="P1">plein de types d'exs obligatoirement</text:p>
                        </text:list-item>
                        <text:list-item>
                          <text:p text:style-name="P1">poussé, pas possible entrainement léger</text:p>
                        </text:list-item>
                        <text:list-item>
                          <text:p text:style-name="P1">plutôt long</text:p>
                        </text:list-item>
                      </text:list>
                    </text:list-item>
                    <text:list-item>
                      <text:p text:style-name="P1">ultra généraliste</text:p>
                    </text:list-item>
                    <text:list-item>
                      <text:p text:style-name="P1">très poussé, très précis, très fourni</text:p>
                    </text:list-item>
                    <text:list-item>
                      <text:p text:style-name="P1">design plutôt bon</text:p>
                      <text:list>
                        <text:list-item>
                          <text:p text:style-name="P1">2 designs types</text:p>
                          <text:list>
                            <text:list-item>
                              <text:p text:style-name="P1">clair sur sombre</text:p>
                              <text:list>
                                <text:list-item>
                                  <text:p text:style-name="P1">fond gris quasi noir</text:p>
                                </text:list-item>
                                <text:list-item>
                                  <text:p text:style-name="P1">cards gris très foncé à peine plus clair</text:p>
                                </text:list-item>
                                <text:list-item>
                                  <text:p text:style-name="P1">texte blanc</text:p>
                                </text:list-item>
                                <text:list-item>
                                  <text:p text:style-name="P1">boutons blancs</text:p>
                                </text:list-item>
                              </text:list>
                            </text:list-item>
                            <text:list-item>
                              <text:p text:style-name="P1"><text:soft-page-break/>sombre sur clair : tout inversé</text:p>
                              <text:list>
                                <text:list-item>
                                  <text:p text:style-name="P1">fond blanc</text:p>
                                </text:list-item>
                                <text:list-item>
                                  <text:p text:style-name="P1">texte noir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certaines pages entièrement blanc sur noir</text:p>
                          <text:list>
                            <text:list-item>
                              <text:p text:style-name="P1">d'autres inverse</text:p>
                            </text:list-item>
                            <text:list-item>
                              <text:p text:style-name="P1">d'autres par sections</text:p>
                            </text:list-item>
                          </text:list>
                        </text:list-item>
                        <text:list-item>
                          <text:p text:style-name="P1">mise en valeur : bleu foncé éclatan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carnet de musculation</text:p>
              <text:list>
                <text:list-item>
                  <text:p text:style-name="P1">perso</text:p>
                  <text:list>
                    <text:list-item>
                      <text:p text:style-name="P1">je dis ce que j'ai fait chaque jour, de manière ultra contraignante et mal gérée.</text:p>
                      <text:list>
                        <text:list-item>
                          <text:p text:style-name="P1">C'est tout !</text:p>
                        </text:list-item>
                      </text:list>
                    </text:list-item>
                    <text:list-item>
                      <text:p text:style-name="P1">Mauvais design : clair et coloré, mais mal dosé, fait brouillon etc</text:p>
                    </text:list-item>
                    <text:list-item>
                      <text:p text:style-name="P1">peux faire ma propre séance, mais dois refaire chaque jour, chiant</text:p>
                    </text:list-item>
                    <text:list-item>
                      <text:p text:style-name="P1">Tarifs</text:p>
                      <text:list>
                        <text:list-item>
                          <text:p text:style-name="P1">version gratuite : publicité, séries à décimales, mensurations, « soutenez l'app » (?)</text:p>
                        </text:list-item>
                        <text:list-item>
                          <text:p text:style-name="P1">version payante : 6€, une fois pour toutes (je croi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hercule</text:p>
              <text:list>
                <text:list-item>
                  <text:p text:style-name="P1">spécialisé prise de masse</text:p>
                </text:list-item>
                <text:list-item>
                  <text:p text:style-name="P1">seulement pour android</text:p>
                </text:list-item>
                <text:list-item>
                  <text:p text:style-name="P1">design ressemble architecture grèce antique : colonnes, sol et plafond oranges</text:p>
                </text:list-item>
                <text:list-item>
                  <text:p text:style-name="P1">fond gris très foncé</text:p>
                </text:list-item>
              </text:list>
            </text:list-item>
            <text:list-item>
              <text:p text:style-name="P1">7 minutes workout</text:p>
              <text:list>
                <text:list-item>
                  <text:p text:style-name="P1">tarifs</text:p>
                  <text:list>
                    <text:list-item>
                      <text:p text:style-name="P1">version gratuite</text:p>
                    </text:list-item>
                    <text:list-item>
                      <text:p text:style-name="P1">version payante</text:p>
                      <text:list>
                        <text:list-item>
                          <text:p text:style-name="P1">50€/ans !!! 22€/an la première année</text:p>
                        </text:list-item>
                        <text:list-item>
                          <text:p text:style-name="P1">avantages</text:p>
                          <text:list>
                            <text:list-item>
                              <text:p text:style-name="P1">plus d'exercices</text:p>
                            </text:list-item>
                            <text:list-item>
                              <text:p text:style-name="P1">programme perso d'entrainement</text:p>
                            </text:list-item>
                            <text:list-item>
                              <text:p text:style-name="P1">musique exclusive (???)</text:p>
                            </text:list-item>
                            <text:list-item>
                              <text:p text:style-name="P1">…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principe</text:p>
                  <text:list>
                    <text:list-item>
                      <text:p text:style-name="P1">exs de gym</text:p>
                    </text:list-item>
                    <text:list-item>
                      <text:p text:style-name="P1">7 min / jour, légère concurrence : rapide, pour flemmards</text:p>
                    </text:list-item>
                    <text:list-item>
                      <text:p text:style-name="P1">modes</text:p>
                      <text:list>
                        <text:list-item>
                          <text:p text:style-name="P1">surprise me : app propose un set d'exs au pif pour une séance</text:p>
                        </text:list-item>
                        <text:list-item>
                          <text:p text:style-name="P1">my favorites</text:p>
                        </text:list-item>
                      </text:list>
                    </text:list-item>
                  </text:list>
                </text:list-item>
                <text:list-item>
                  <text:p text:style-name="P1">design</text:p>
                  <text:list>
                    <text:list-item>
                      <text:p text:style-name="P1">vert clair &amp; blanc, léger, esprit féminin, raccord avec public cib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infos générales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.3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fo:text-transform="uppercase" fo:color="#ff0000" style:font-name="Times New Roman1" fo:font-size="24pt" fo:font-weight="bold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fo:color="#006600" style:font-name="Times New Roman1" fo:font-size="16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.3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fo:color="#0000ff" style:font-name="Times New Roman1" fo:font-size="18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fo:text-align="justify" style:justify-single-word="false" fo:text-indent="0cm" style:auto-text-indent="false" style:page-number="auto"/>
      <style:text-properties fo:font-variant="normal" fo:text-transform="none" fo:color="#666666"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101cm" fo:margin-bottom="0.101cm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000000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666666" fo:font-size="12pt" fo:font-weight="normal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11T12:46:53</meta:creation-date>
    <meta:generator>OpenOffice/4.1.7$Unix OpenOffice.org_project/417m1$Build-9800</meta:generator>
    <meta:editing-duration>PT2H58M23S</meta:editing-duration>
    <meta:editing-cycles>62</meta:editing-cycles>
    <dc:title>note</dc:title>
    <dc:date>2022-02-11T15:45:16</dc:date>
    <meta:document-statistic meta:table-count="0" meta:image-count="0" meta:object-count="0" meta:page-count="2" meta:paragraph-count="87" meta:word-count="448" meta:character-count="2501"/>
    <meta:template xlink:type="simple" xlink:actuate="onRequest" xlink:title="note" xlink:href="../../../../../../Library/Application%20Support/OpenOffice/4/user/template/note.ott" meta:date="2022-02-11T12:46:53"/>
  </office:meta>
</office:document-meta>
</file>